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ff3333"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6600" draw:fill-color="#00cc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6699" draw:marker-start="" draw:marker-start-width="0.242cm" draw:marker-end="Rounded_20_large_20_Arrow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measure" style:list-style-name="L1">
      <style:graphic-properties draw:textarea-vertical-align="middle" draw:line-distance="1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style:text-properties fo:color="#3465a4"/>
    </style:style>
    <style:style style:name="P7" style:family="paragraph">
      <loext:graphic-properties draw:fill="none" draw:fill-color="#ffffff"/>
      <style:text-properties fo:color="#3465a4"/>
    </style:style>
    <style:style style:name="P8" style:family="paragraph">
      <style:text-properties fo:color="#00cc00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style:text-properties fo:color="#ff3333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.1cm" svg:x2="1cm" svg:y2="1cm">
          <text:p/>
        </draw:line>
        <draw:line draw:style-name="gr1" draw:text-style-name="P1" draw:layer="layout" svg:x1="1cm" svg:y1="6.1cm" svg:x2="20cm" svg:y2="6.1cm">
          <text:p/>
        </draw:line>
        <draw:g>
          <svg:title>TexMaths</svg:title>
          <svg:desc>14§latex§$x$§svg§600§FALSE§</svg:desc>
          <draw:polygon draw:style-name="gr2" draw:text-style-name="P2" draw:layer="layout" svg:width="0.28cm" svg:height="0.212cm" svg:x="10.394cm" svg:y="4.907cm" svg:viewBox="0 0 281 213" draw:points="141,213 0,213 0,0 281,0 281,213">
            <text:p/>
          </draw:polygon>
          <draw:path draw:style-name="gr3" draw:text-style-name="P3" draw:layer="layout" svg:width="0.245cm" svg:height="0.223cm" svg:x="19.7cm" svg:y="6.4cm" svg:viewBox="0 0 246 224" svg:d="M151 70c3-14 14-59 49-59 3 0 14 0 24 6-13 3-23 15-23 26 0 9 5 19 18 19 12 0 27-10 27-30 0-25-29-32-46-32-28 0-46 27-52 38-12-32-39-38-53-38-52 0-80 64-80 76 0 5 5 5 6 5 4 0 6-1 7-5 17-52 49-65 66-65 9 0 26 4 26 32 0 16-8 49-26 119-7 31-25 51-46 51-5 0-16 0-26-6 13-3 24-12 24-26s-11-19-19-19c-14 0-27 14-27 30 0 22 25 32 46 32 34 0 50-35 52-38 7 18 24 38 54 38 51 0 79-63 79-76 0-5-5-5-6-5-4 0-6 3-7 5-15 54-49 65-66 65-19 0-26-16-26-32 0-12 3-21 8-44z">
            <text:p/>
          </draw:path>
        </draw:g>
        <draw:g>
          <svg:title>TexMaths</svg:title>
          <svg:desc>14§latex§$y$§svg§600§FALSE§</svg:desc>
          <draw:polygon draw:style-name="gr2" draw:text-style-name="P2" draw:layer="layout" svg:width="0.258cm" svg:height="0.307cm" svg:x="0.441cm" svg:y="0.988cm" svg:viewBox="0 0 259 308" draw:points="130,308 0,308 0,0 259,0 259,308">
            <text:p/>
          </draw:polygon>
          <draw:path draw:style-name="gr3" draw:text-style-name="P3" draw:layer="layout" svg:width="0.227cm" svg:height="0.318cm" svg:x="0.455cm" svg:y="0.981cm" svg:viewBox="0 0 228 319" svg:d="M227 31c1-7 1-9 1-13 0-8-7-12-14-12-5 0-12 2-18 9 0 3-4 19-7 27-3 14-7 27-10 41l-22 88c-2 7-23 42-56 42-25 0-30-21-30-40 0-23 9-54 26-97 7-20 9-26 9-35 0-23-16-41-40-41-48 0-66 71-66 76s6 5 6 5c5 0 5-1 8-8 13-48 34-62 50-62 3 0 12 0 12 16 0 12-5 25-9 35-19 51-28 79-28 103 0 43 31 59 60 59 20 0 37-9 51-23-7 26-13 51-32 76-13 17-33 32-55 32-7 0-29-1-38-21 9 0 14 0 21-5 6-6 10-12 10-21 0-16-13-17-18-17-11 0-28 7-28 32 0 24 22 42 53 42 50 0 102-45 116-101z">
            <text:p/>
          </draw:path>
        </draw:g>
        <draw:g>
          <svg:title>TexMaths</svg:title>
          <svg:desc>14§latex§$(0,0)$§svg§600§FALSE§</svg:desc>
          <draw:polygon draw:style-name="gr2" draw:text-style-name="P2" draw:layer="layout" svg:width="1.09cm" svg:height="0.491cm" svg:x="0.009cm" svg:y="6.508cm" svg:viewBox="0 0 1091 492" draw:points="546,492 0,492 0,0 1091,0 1091,492">
            <text:p/>
          </draw:polygon>
          <draw:path draw:style-name="gr3" draw:text-style-name="P3" draw:layer="layout" svg:width="0.115cm" svg:height="0.492cm" svg:x="0.058cm" svg:y="6.507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08cm" svg:height="0.339cm" svg:x="0.219cm" svg:y="6.54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3" draw:text-style-name="P3" draw:layer="layout" svg:width="0.058cm" svg:height="0.147cm" svg:x="0.487cm" svg:y="6.824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208cm" svg:height="0.339cm" svg:x="0.683cm" svg:y="6.54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3" draw:text-style-name="P3" draw:layer="layout" svg:width="0.115cm" svg:height="0.492cm" svg:x="0.936cm" svg:y="6.507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path draw:style-name="gr4" draw:text-style-name="P1" draw:layer="layout" svg:width="15.983cm" svg:height="6.252cm" draw:transform="rotate (2.81992847244724) translate (15.8429696131618cm 11.8726955538232cm)" svg:viewBox="0 0 15984 6253" svg:d="M126 6253c2341-252 9740-1770 11195-2149s5250-1328 4586-3320-4965 284-7685 1612c-2719 1328-4965 2182-8222 3478">
          <text:p/>
        </draw:path>
        <draw:custom-shape draw:style-name="gr5" draw:text-style-name="P4" draw:layer="layout" svg:width="0.2cm" svg:height="0.2cm" svg:x="17.556cm" svg:y="5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7.571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2.516cm" svg:height="0.056cm" draw:transform="rotate (-2.99969738540265) translate (16.800000000006cm 6.70000000004189cm)" svg:viewBox="0 0 2517 57" svg:d="M0 0c707 0 1612 28 2517 57">
          <text:p/>
        </draw:path>
        <draw:path draw:style-name="gr7" draw:text-style-name="P1" draw:layer="layout" svg:width="0.531cm" svg:height="1.922cm" draw:transform="rotate (-2.99969738540265) translate (3.1cm 7cm)" svg:viewBox="0 0 532 1923" svg:d="M0 0c834 523 566 1697 28 1923">
          <text:p/>
        </draw:path>
        <draw:path draw:style-name="gr7" draw:text-style-name="P1" draw:layer="layout" svg:width="3.315cm" svg:height="0.675cm" draw:transform="rotate (-2.99969738540265) translate (12.278cm 5.3cm)" svg:viewBox="0 0 3316 676" svg:d="M3316 676c-1287-184-1782-255-3316-676">
          <text:p/>
        </draw:path>
        <draw:frame draw:style-name="gr8" draw:text-style-name="P7" draw:layer="layout" svg:width="5.2cm" svg:height="0.962cm" svg:x="3.3cm" svg:y="4.9cm">
          <draw:text-box>
            <text:p text:style-name="P6">Index ordering</text:p>
          </draw:text-box>
        </draw:frame>
        <draw:frame draw:style-name="gr9" draw:text-style-name="P9" draw:layer="layout" svg:width="2.4cm" svg:height="1.673cm" svg:x="17.6cm" svg:y="6cm">
          <draw:text-box>
            <text:p text:style-name="P8"><text:span text:style-name="T1">i=0</text:span><text:line-break/>(start)</text:p>
          </draw:text-box>
        </draw:frame>
        <draw:frame draw:style-name="gr9" draw:text-style-name="P11" draw:layer="layout" svg:width="2.4cm" svg:height="1.673cm" svg:x="17.5cm" svg:y="4.227cm">
          <draw:text-box>
            <text:p text:style-name="P10"><text:span text:style-name="T2">i=N</text:span><text:span text:style-name="T3"><text:line-break/></text:span><text:span text:style-name="T3">(end)</text:span></text:p>
          </draw:text-box>
        </draw:frame>
        <draw:measure draw:style-name="gr10" draw:text-style-name="P12" draw:layer="measurelines" svg:x1="17.7cm" svg:y1="7.3cm" svg:x2="1cm" svg:y2="7.3cm">
          <text:p text:style-name="P12">1 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Barreda</meta:initial-creator>
    <meta:creation-date>2021-09-23T12:05:24.765746242</meta:creation-date>
    <dc:date>2021-09-23T14:04:30.136088774</dc:date>
    <dc:creator>Luis Barreda</dc:creator>
    <meta:editing-duration>PT1H43M35S</meta:editing-duration>
    <meta:editing-cycles>1</meta:editing-cycles>
    <meta:document-statistic meta:object-count="25"/>
    <meta:generator>LibreOffice/5.0.6.2$Linux_X86_64 LibreOffice_project/00$Build-2</meta:generator>
  </office:meta>
</office:document-meta>
</file>